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>
      <style:paragraph-properties fo:text-align="justify" style:justify-single-word="false"/>
    </style:style>
    <style:style style:name="P9" style:family="paragraph" style:parent-style-name="Standard" style:list-style-name="L7">
      <style:paragraph-properties fo:text-align="justify" style:justify-single-word="false"/>
    </style:style>
    <style:style style:name="P10" style:family="paragraph" style:parent-style-name="Standard" style:list-style-name="L8">
      <style:paragraph-properties fo:text-align="justify" style:justify-single-word="false"/>
    </style:style>
    <style:style style:name="P11" style:family="paragraph" style:parent-style-name="Standard" style:list-style-name="L9">
      <style:paragraph-properties fo:text-align="justify" style:justify-single-word="false"/>
    </style:style>
    <style:style style:name="P12" style:family="paragraph" style:parent-style-name="Standard" style:list-style-name="L10">
      <style:paragraph-properties fo:text-align="justify" style:justify-single-word="false"/>
    </style:style>
    <style:style style:name="P13" style:family="paragraph" style:parent-style-name="Standard" style:list-style-name="L1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c17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Standard">1. <text:span text:style-name="T1">(2,5 puntos)</text:span><text:tab/>En un programa se encuentran definidos (no hay que volver a definirlos) los objetos Persona y Calificaciones con las siguientes propiedades y métodos:</text:p>
      <text:p text:style-name="Standard"/>
      <text:p text:style-name="Standard"><text:tab/>Propiedades de Persona:</text:p>
      <text:p text:style-name="Standard"/>
      <text:list xml:id="list5597636058057550346" text:style-name="L1">
        <text:list-item>
          <text:p text:style-name="P3">nombre</text:p>
        </text:list-item>
        <text:list-item>
          <text:p text:style-name="P3">direccion</text:p>
        </text:list-item>
        <text:list-item>
          <text:p text:style-name="P3">fechaNacimiento</text:p>
          <text:p text:style-name="P3"/>
        </text:list-item>
      </text:list>
      <text:p text:style-name="Standard"><text:tab/>Métodos de Persona:</text:p>
      <text:p text:style-name="Standard"/>
      <text:list xml:id="list7044473048538616016" text:style-name="L2">
        <text:list-item>
          <text:p text:style-name="P4">imprimirDatos()<text:tab/>Escribe en la página todos los datos.</text:p>
        </text:list-item>
        <text:list-item>
          <text:p text:style-name="P4">Edad()<text:tab/><text:tab/><text:tab/>Devuelve la edad a fecha de hoy.</text:p>
        </text:list-item>
      </text:list>
      <text:p text:style-name="Standard"/>
      <text:p text:style-name="Standard"><text:tab/>Propiedades de Calificaciones</text:p>
      <text:p text:style-name="Standard"/>
      <text:list xml:id="list172313855453619884" text:style-name="L3">
        <text:list-item>
          <text:p text:style-name="P5">asignatura</text:p>
        </text:list-item>
        <text:list-item>
          <text:p text:style-name="P5">nota</text:p>
          <text:p text:style-name="P5"/>
        </text:list-item>
      </text:list>
      <text:p text:style-name="Standard"><text:tab/>Métodos de Calificaciones:</text:p>
      <text:p text:style-name="Standard"/>
      <text:list xml:id="list3337383756576775424" text:style-name="L4">
        <text:list-item>
          <text:p text:style-name="P6">imprimirDatos()<text:tab/>Escribe en la página todos los datos.</text:p>
          <text:p text:style-name="P6"/>
        </text:list-item>
      </text:list>
      <text:p text:style-name="Standard"><text:tab/>Se pide definir el objeto Alumno que esté formado por:</text:p>
      <text:p text:style-name="Standard"/>
      <text:list xml:id="list8421765813850733506" text:style-name="L5">
        <text:list-item>
          <text:p text:style-name="P7">Un objeto Persona.</text:p>
        </text:list-item>
        <text:list-item>
          <text:p text:style-name="P7">Una tabla de objetos Calificaciones. El número de elementos se pedirá al crear el objeto.</text:p>
        </text:list-item>
        <text:list-item>
          <text:p text:style-name="P7">Una propiedad grupo.</text:p>
        </text:list-item>
        <text:list-item>
          <text:p text:style-name="P7">Un método notaMedia() que devuelve la nota media de las calificaciones.</text:p>
        </text:list-item>
        <text:list-item>
          <text:p text:style-name="P7">Un método aprobado() que devuelve true si la nota media es no menor de 5 y false en caso contrario.</text:p>
        </text:list-item>
      </text:list>
      <text:p text:style-name="Standard"/>
      <text:p text:style-name="P1"><text:tab/>Y permita crear un objeto de tipo Alumno solicitando todos los datos por pantalla/teclado. Antes de solicitar las calificaciones deberá solicitar cuántas. Además, haciendo uso de los métodos mostrará la nota media y la cadena “Aprobado” o “Suspenso”. Tener en cuenta:</text:p>
      <text:p text:style-name="P1"/>
      <text:list xml:id="list7642666347771881525" text:style-name="L6">
        <text:list-item>
          <text:p text:style-name="P8">Que la fecha de nacimiento se introducirá con año, mes y día con números.</text:p>
        </text:list-item>
        <text:list-item>
          <text:p text:style-name="P8">Que no es necesario comprobar que los datos introducidos son correctos.</text:p>
        </text:list-item>
        <text:list-item>
          <text:p text:style-name="P8">Que “Aprobado” corresponde a una nota media igual o mayor de cinco y “Suspenso” al resto.</text:p>
        </text:list-item>
      </text:list>
      <text:p text:style-name="P1"/>
      <text:p text:style-name="P2">2. <text:span text:style-name="T1">(2,5 puntos)</text:span><text:tab/>Hacer un programa que permita introducir por cada mes y día el número de nacimientos producidos en un hospital y,<text:span text:style-name="T1"> una vez almacenados todos los datos</text:span>, realice los procesos adecuados y muestre el nombre del mes con más nacimientos y el nombre del mes con menos, teniendo en cuenta:</text:p>
      <text:p text:style-name="P1"/>
      <text:list xml:id="list3287624395849542706" text:style-name="L7">
        <text:list-item>
          <text:p text:style-name="P9">Puede presuponerse que el usuario introduce los datos que se le piden correctamente.</text:p>
        </text:list-item>
        <text:list-item>
          <text:p text:style-name="P9">Puede tomarse que todos los meses tienen 31 días.</text:p>
        </text:list-item>
      </text:list>
      <text:p text:style-name="P1"/>
      <text:p text:style-name="P1">3. <text:span text:style-name="T1">(2 puntos)</text:span><text:tab/>Hacer un programa que pida la fecha de nacimiento y la de muerte y muestre el número de días vividos. El programa comprobará:</text:p>
      <text:p text:style-name="P1"/>
      <text:list xml:id="list2769123893628124362" text:style-name="L8">
        <text:list-item>
          <text:p text:style-name="P10">Que los datos introducidos son números.</text:p>
        </text:list-item>
        <text:list-item>
          <text:p text:style-name="P10">Que los años están comprendidos entre 1500 y 2100, ambos incluidos.</text:p>
        </text:list-item>
        <text:list-item>
          <text:p text:style-name="P10">Que los meses están comprendidos entre 1 y 12.</text:p>
        </text:list-item>
        <text:list-item>
          <text:p text:style-name="P10">Que los días están comprendidos entre 1 y 31.</text:p>
        </text:list-item>
        <text:list-item>
          <text:p text:style-name="P10">Que la fecha de muerte es posterior a la de nacimiento.</text:p>
        </text:list-item>
      </text:list>
      <text:p text:style-name="P1"/>
      <text:p text:style-name="P1"><text:tab/>Si los datos introducidos son erróneos se mostrará un mensaje de error y se volverá a pedir el dato erróneo <text:span text:style-name="T2">o las dos fechas en el caso de que la de muerte sea anterior a la de nacimiento.</text:span></text:p>
      <text:p text:style-name="P1"/>
      <text:p text:style-name="P1">4. <text:span text:style-name="T1">(1,5 puntos)</text:span><text:tab/>Hacer un programa que pida una cadena de caracteres y muestre los números de teléfono de Madrid válidos que forman parte de la cadena teniendo en cuenta que son válidos aquellos que:</text:p>
      <text:p text:style-name="P1"/>
      <text:list xml:id="list7444591358943273218" text:style-name="L9">
        <text:list-item>
          <text:p text:style-name="P11">Van precedidos de un espacio o es el inicio de la cadena.</text:p>
        </text:list-item>
        <text:list-item>
          <text:p text:style-name="P11">Son 9 números que empiezan por “91”.</text:p>
        </text:list-item>
        <text:list-item>
          <text:p text:style-name="P11">A continuación llevan un espacio o es el final de la cadena.</text:p>
          <text:p text:style-name="P11"/>
        </text:list-item>
      </text:list>
      <text:p text:style-name="P1">5. <text:span text:style-name="T1">(1,5 puntos)</text:span><text:tab/>Hacer una página que abra otra teniendo en cuenta:</text:p>
      <text:p text:style-name="P1"/>
      <text:list xml:id="list1258231164013407387" text:style-name="L10">
        <text:list-item>
          <text:p text:style-name="P12">La página padre tendrá cuatro enlaces que permitirán:</text:p>
        </text:list-item>
      </text:list>
      <text:list xml:id="list3027211846767606111" text:style-name="L11">
        <text:list-item>
          <text:list>
            <text:list-item>
              <text:p text:style-name="P13">Introducir las dimensiones (en px) de la ventana hija (ancho y alto) y su posición inicial (horizontal y vertical). Por defecto será: 300 ancho, 150 alto, 400 horiz. y 200 vertical.</text:p>
            </text:list-item>
            <text:list-item>
              <text:p text:style-name="P13">Iniciar <text:s/>el movimiento de la ventana hija.</text:p>
            </text:list-item>
            <text:list-item>
              <text:p text:style-name="P13">Parar el movimiento de la ventana hija.</text:p>
            </text:list-item>
            <text:list-item>
              <text:p text:style-name="P13">Cerrar la ventana hija</text:p>
            </text:list-item>
          </text:list>
        </text:list-item>
      </text:list>
      <text:list xml:id="list102803051311945" text:continue-list="list1258231164013407387" text:style-name="L10">
        <text:list-item>
          <text:p text:style-name="P12">El movimiento de la ventana será a un punto aleatorio de la pantalla que podemos suponer que tiene una resolución de 1000 x 500 puntos.</text:p>
        </text:list-item>
        <text:list-item>
          <text:p text:style-name="P12">La ventana hija se moverá de un punto al siguiente con un intervalo de 50 milisegundo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7-02-06T10:23:08.967560037</dc:date>
    <meta:editing-duration>PT2H51M31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2" meta:paragraph-count="50" meta:word-count="612" meta:character-count="3457" meta:non-whitespace-character-count="2913"/>
  </office:meta>
</office:document-meta>
</file>